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6429in"/>
    </style:style>
    <style:style style:name="co6" style:family="table-column">
      <style:table-column-properties fo:break-before="auto" style:column-width="1.3819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1.7409in"/>
    </style:style>
    <style:style style:name="co9" style:family="table-column">
      <style:table-column-properties fo:break-before="auto" style:column-width="1.7846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1.7083in"/>
    </style:style>
    <style:style style:name="co12" style:family="table-column">
      <style:table-column-properties fo:break-before="auto" style:column-width="1.3492in"/>
    </style:style>
    <style:style style:name="co13" style:family="table-column">
      <style:table-column-properties fo:break-before="auto" style:column-width="1.3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  <table:table-cell/>
          <table:table-cell table:style-name="Default" office:value-type="string" calcext:value-type="string">
            <text:p>CLASS</text:p>
          </table:table-cell>
        </table:table-row>
        <table:table-row table:style-name="ro1">
          <table:table-cell table:number-columns-repeated="21"/>
          <table:table-cell table:style-name="Default"/>
        </table:table-row>
        <table:table-row table:style-name="ro1">
          <table:table-cell office:value-type="string" calcext:value-type="string">
            <text:p>jacLR</text:p>
          </table:table-cell>
          <table:table-cell/>
          <table:table-cell office:value-type="float" office:value="4803279158.69103" calcext:value-type="float">
            <text:p>4803279158.69103</text:p>
          </table:table-cell>
          <table:table-cell office:value-type="float" office:value="7810967792.72757" calcext:value-type="float">
            <text:p>7810967792.72757</text:p>
          </table:table-cell>
          <table:table-cell office:value-type="float" office:value="30309834.7043189" calcext:value-type="float">
            <text:p>30309834.7043189</text:p>
          </table:table-cell>
          <table:table-cell office:value-type="float" office:value="234324838.438538" calcext:value-type="float">
            <text:p>234324838.438538</text:p>
          </table:table-cell>
          <table:table-cell office:value-type="float" office:value="156758138.840532" calcext:value-type="float">
            <text:p>156758138.840532</text:p>
          </table:table-cell>
          <table:table-cell office:value-type="float" office:value="152461536.342193" calcext:value-type="float">
            <text:p>152461536.342193</text:p>
          </table:table-cell>
          <table:table-cell office:value-type="float" office:value="935132812807.246" calcext:value-type="float">
            <text:p>935132812807.2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15382352159468" calcext:value-type="float">
            <text:p>0.6153823522</text:p>
          </table:table-cell>
          <table:table-cell office:value-type="float" office:value="30309834.7541528" calcext:value-type="float">
            <text:p>30309834.7541528</text:p>
          </table:table-cell>
          <table:table-cell office:value-type="float" office:value="14.9482183488372" calcext:value-type="float">
            <text:p>14.9482183488</text:p>
          </table:table-cell>
          <table:table-cell office:value-type="float" office:value="10.0000276777409" calcext:value-type="float">
            <text:p>10.0000276777</text:p>
          </table:table-cell>
          <table:table-cell office:value-type="float" office:value="9.72593625249169" calcext:value-type="float">
            <text:p>9.7259362525</text:p>
          </table:table-cell>
          <table:table-cell office:value-type="float" office:value="1.49451827242525" calcext:value-type="float">
            <text:p>1.4945182724</text:p>
          </table:table-cell>
          <table:table-cell office:value-type="float" office:value="1.03006644518272" calcext:value-type="float">
            <text:p>1.0300664452</text:p>
          </table:table-cell>
          <table:table-cell/>
          <table:table-cell table:formula="of:=IF(([.T3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/>
          <table:table-cell office:value-type="float" office:value="9624575598.78788" calcext:value-type="float">
            <text:p>9624575598.78788</text:p>
          </table:table-cell>
          <table:table-cell office:value-type="float" office:value="6764653153.25152" calcext:value-type="float">
            <text:p>6764653153.25152</text:p>
          </table:table-cell>
          <table:table-cell office:value-type="float" office:value="292375.163636364" calcext:value-type="float">
            <text:p>292375.163636364</text:p>
          </table:table-cell>
          <table:table-cell office:value-type="float" office:value="19495231.0030303" calcext:value-type="float">
            <text:p>19495231.0030303</text:p>
          </table:table-cell>
          <table:table-cell office:value-type="float" office:value="30529872.1030303" calcext:value-type="float">
            <text:p>30529872.1030303</text:p>
          </table:table-cell>
          <table:table-cell office:value-type="float" office:value="5365346.98484848" calcext:value-type="float">
            <text:p>5365346.98484848</text:p>
          </table:table-cell>
          <table:table-cell office:value-type="float" office:value="27.6636363636364" calcext:value-type="float">
            <text:p>27.66363636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4355414848485" calcext:value-type="float">
            <text:p>1.5435541485</text:p>
          </table:table-cell>
          <table:table-cell office:value-type="float" office:value="292375.163636364" calcext:value-type="float">
            <text:p>292375.163636364</text:p>
          </table:table-cell>
          <table:table-cell office:value-type="float" office:value="1.24394716363636" calcext:value-type="float">
            <text:p>1.2439471636</text:p>
          </table:table-cell>
          <table:table-cell office:value-type="float" office:value="1.94804610606061" calcext:value-type="float">
            <text:p>1.9480461061</text:p>
          </table:table-cell>
          <table:table-cell office:value-type="float" office:value="0.342350512121212" calcext:value-type="float">
            <text:p>0.3423505121</text:p>
          </table:table-cell>
          <table:table-cell office:value-type="float" office:value="0.62233333333333" calcext:value-type="float">
            <text:p>0.6223333333</text:p>
          </table:table-cell>
          <table:table-cell office:value-type="float" office:value="93.5619393939395" calcext:value-type="float">
            <text:p>93.5619393939</text:p>
          </table:table-cell>
          <table:table-cell/>
          <table:table-cell table:formula="of:=IF(([.T4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/>
          <table:table-cell office:value-type="float" office:value="5948575291.73841" calcext:value-type="float">
            <text:p>5948575291.73841</text:p>
          </table:table-cell>
          <table:table-cell office:value-type="float" office:value="8103173027.55629" calcext:value-type="float">
            <text:p>8103173027.55629</text:p>
          </table:table-cell>
          <table:table-cell office:value-type="float" office:value="13532608.4768212" calcext:value-type="float">
            <text:p>13532608.4768212</text:p>
          </table:table-cell>
          <table:table-cell office:value-type="float" office:value="175185470.205298" calcext:value-type="float">
            <text:p>175185470.205298</text:p>
          </table:table-cell>
          <table:table-cell office:value-type="float" office:value="176399727.996689" calcext:value-type="float">
            <text:p>176399727.996689</text:p>
          </table:table-cell>
          <table:table-cell office:value-type="float" office:value="170731198.655629" calcext:value-type="float">
            <text:p>170731198.655629</text:p>
          </table:table-cell>
          <table:table-cell office:value-type="float" office:value="34.1953642384106" calcext:value-type="float">
            <text:p>34.195364238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4563089403973" calcext:value-type="float">
            <text:p>0.7545630894</text:p>
          </table:table-cell>
          <table:table-cell office:value-type="float" office:value="13532608.4768212" calcext:value-type="float">
            <text:p>13532608.4768212</text:p>
          </table:table-cell>
          <table:table-cell office:value-type="float" office:value="11.1768435960265" calcext:value-type="float">
            <text:p>11.176843596</text:p>
          </table:table-cell>
          <table:table-cell office:value-type="float" office:value="11.2543128642384" calcext:value-type="float">
            <text:p>11.2543128642</text:p>
          </table:table-cell>
          <table:table-cell office:value-type="float" office:value="10.8926620066225" calcext:value-type="float">
            <text:p>10.8926620066</text:p>
          </table:table-cell>
          <table:table-cell office:value-type="float" office:value="0.988145695364242" calcext:value-type="float">
            <text:p>0.9881456954</text:p>
          </table:table-cell>
          <table:table-cell office:value-type="float" office:value="1.04096026490066" calcext:value-type="float">
            <text:p>1.0409602649</text:p>
          </table:table-cell>
          <table:table-cell/>
          <table:table-cell table:formula="of:=IF(([.T5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ep.A</text:p>
          </table:table-cell>
          <table:table-cell/>
          <table:table-cell office:value-type="float" office:value="6567329497.79412" calcext:value-type="float">
            <text:p>6567329497.79412</text:p>
          </table:table-cell>
          <table:table-cell office:value-type="float" office:value="9065577038.60458" calcext:value-type="float">
            <text:p>9065577038.60458</text:p>
          </table:table-cell>
          <table:table-cell office:value-type="float" office:value="172.022875816993" calcext:value-type="float">
            <text:p>172.022875817</text:p>
          </table:table-cell>
          <table:table-cell office:value-type="float" office:value="16071117.7385621" calcext:value-type="float">
            <text:p>16071117.7385621</text:p>
          </table:table-cell>
          <table:table-cell office:value-type="float" office:value="17609804.8529412" calcext:value-type="float">
            <text:p>17609804.8529412</text:p>
          </table:table-cell>
          <table:table-cell office:value-type="float" office:value="899.97385620915" calcext:value-type="float">
            <text:p>899.9738562092</text:p>
          </table:table-cell>
          <table:table-cell office:value-type="float" office:value="29.9575163398693" calcext:value-type="float">
            <text:p>29.957516339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24415882352941" calcext:value-type="float">
            <text:p>0.7244158824</text:p>
          </table:table-cell>
          <table:table-cell office:value-type="float" office:value="172.022875816993" calcext:value-type="float">
            <text:p>172.022875817</text:p>
          </table:table-cell>
          <table:table-cell office:value-type="float" office:value="1.02550866993464" calcext:value-type="float">
            <text:p>1.0255086699</text:p>
          </table:table-cell>
          <table:table-cell office:value-type="float" office:value="1.12369350653595" calcext:value-type="float">
            <text:p>1.1236935065</text:p>
          </table:table-cell>
          <table:table-cell office:value-type="float" office:value="0.0000574248366013072" calcext:value-type="float">
            <text:p>5.74248366013072E-005</text:p>
          </table:table-cell>
          <table:table-cell office:value-type="float" office:value="0.912745098039215" calcext:value-type="float">
            <text:p>0.912745098</text:p>
          </table:table-cell>
          <table:table-cell office:value-type="float" office:value="58321.995882353" calcext:value-type="float">
            <text:p>58321.995882353</text:p>
          </table:table-cell>
          <table:table-cell/>
          <table:table-cell table:formula="of:=IF(([.T6]&lt;100);&quot;A&quot;;&quot;B&quot;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/>
          <table:table-cell office:value-type="float" office:value="1490658327.57764" calcext:value-type="float">
            <text:p>1490658327.57764</text:p>
          </table:table-cell>
          <table:table-cell office:value-type="float" office:value="9070314496.2795" calcext:value-type="float">
            <text:p>9070314496.2795</text:p>
          </table:table-cell>
          <table:table-cell office:value-type="float" office:value="176417.406832298" calcext:value-type="float">
            <text:p>176417.406832298</text:p>
          </table:table-cell>
          <table:table-cell office:value-type="float" office:value="415902920.431677" calcext:value-type="float">
            <text:p>415902920.431677</text:p>
          </table:table-cell>
          <table:table-cell office:value-type="float" office:value="182115253.307453" calcext:value-type="float">
            <text:p>182115253.307453</text:p>
          </table:table-cell>
          <table:table-cell office:value-type="float" office:value="204082.161490683" calcext:value-type="float">
            <text:p>204082.161490683</text:p>
          </table:table-cell>
          <table:table-cell office:value-type="float" office:value="32.0776397515528" calcext:value-type="float">
            <text:p>32.07763975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64366229813665" calcext:value-type="float">
            <text:p>0.1643662298</text:p>
          </table:table-cell>
          <table:table-cell office:value-type="float" office:value="176417.406832298" calcext:value-type="float">
            <text:p>176417.406832298</text:p>
          </table:table-cell>
          <table:table-cell office:value-type="float" office:value="26.5393806956521" calcext:value-type="float">
            <text:p>26.5393806957</text:p>
          </table:table-cell>
          <table:table-cell office:value-type="float" office:value="11.6210448447205" calcext:value-type="float">
            <text:p>11.6210448447</text:p>
          </table:table-cell>
          <table:table-cell office:value-type="float" office:value="0.0130228726708075" calcext:value-type="float">
            <text:p>0.0130228727</text:p>
          </table:table-cell>
          <table:table-cell office:value-type="float" office:value="2.2832608695652" calcext:value-type="float">
            <text:p>2.2832608696</text:p>
          </table:table-cell>
          <table:table-cell office:value-type="float" office:value="1397.09829192546" calcext:value-type="float">
            <text:p>1397.0982919255</text:p>
          </table:table-cell>
          <table:table-cell/>
          <table:table-cell table:formula="of:=IF(([.T7]&lt;100);&quot;A&quot;;&quot;B&quot;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/>
          <table:table-cell office:value-type="float" office:value="1439585426.88957" calcext:value-type="float">
            <text:p>1439585426.88957</text:p>
          </table:table-cell>
          <table:table-cell office:value-type="float" office:value="9071729702.40798" calcext:value-type="float">
            <text:p>9071729702.40798</text:p>
          </table:table-cell>
          <table:table-cell office:value-type="float" office:value="146494.641104295" calcext:value-type="float">
            <text:p>146494.641104295</text:p>
          </table:table-cell>
          <table:table-cell office:value-type="float" office:value="426228282.076687" calcext:value-type="float">
            <text:p>426228282.076687</text:p>
          </table:table-cell>
          <table:table-cell office:value-type="float" office:value="186252706.095092" calcext:value-type="float">
            <text:p>186252706.095092</text:p>
          </table:table-cell>
          <table:table-cell office:value-type="float" office:value="166416.070552147" calcext:value-type="float">
            <text:p>166416.070552147</text:p>
          </table:table-cell>
          <table:table-cell office:value-type="float" office:value="31.8466257668712" calcext:value-type="float">
            <text:p>31.846625766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58699220858896" calcext:value-type="float">
            <text:p>0.1586992209</text:p>
          </table:table-cell>
          <table:table-cell office:value-type="float" office:value="146494.641104295" calcext:value-type="float">
            <text:p>146494.641104295</text:p>
          </table:table-cell>
          <table:table-cell office:value-type="float" office:value="27.199045" calcext:value-type="float">
            <text:p>27.199045</text:p>
          </table:table-cell>
          <table:table-cell office:value-type="float" office:value="11.8854053159509" calcext:value-type="float">
            <text:p>11.885405316</text:p>
          </table:table-cell>
          <table:table-cell office:value-type="float" office:value="0.0106193343558282" calcext:value-type="float">
            <text:p>0.0106193344</text:p>
          </table:table-cell>
          <table:table-cell office:value-type="float" office:value="2.28880368098159" calcext:value-type="float">
            <text:p>2.288803681</text:p>
          </table:table-cell>
          <table:table-cell office:value-type="float" office:value="1819.92061349693" calcext:value-type="float">
            <text:p>1819.9206134969</text:p>
          </table:table-cell>
          <table:table-cell/>
          <table:table-cell table:formula="of:=IF(([.T8]&lt;100);&quot;A&quot;;&quot;B&quot;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/>
          <table:table-cell office:value-type="float" office:value="16354072829.6852" calcext:value-type="float">
            <text:p>16354072829.6852</text:p>
          </table:table-cell>
          <table:table-cell office:value-type="float" office:value="9034795751.40656" calcext:value-type="float">
            <text:p>9034795751.40656</text:p>
          </table:table-cell>
          <table:table-cell office:value-type="float" office:value="35777.7540983606" calcext:value-type="float">
            <text:p>35777.7540983606</text:p>
          </table:table-cell>
          <table:table-cell office:value-type="float" office:value="375916600.55082" calcext:value-type="float">
            <text:p>375916600.55082</text:p>
          </table:table-cell>
          <table:table-cell office:value-type="float" office:value="491373307.763934" calcext:value-type="float">
            <text:p>491373307.763934</text:p>
          </table:table-cell>
          <table:table-cell office:value-type="float" office:value="136466.062295082" calcext:value-type="float">
            <text:p>136466.062295082</text:p>
          </table:table-cell>
          <table:table-cell office:value-type="float" office:value="33.8196721311475" calcext:value-type="float">
            <text:p>33.81967213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1006648196721" calcext:value-type="float">
            <text:p>1.810066482</text:p>
          </table:table-cell>
          <table:table-cell office:value-type="float" office:value="35777.7540983606" calcext:value-type="float">
            <text:p>35777.7540983606</text:p>
          </table:table-cell>
          <table:table-cell office:value-type="float" office:value="23.9870818" calcext:value-type="float">
            <text:p>23.9870818</text:p>
          </table:table-cell>
          <table:table-cell office:value-type="float" office:value="31.3543264032787" calcext:value-type="float">
            <text:p>31.3543264033</text:p>
          </table:table-cell>
          <table:table-cell office:value-type="float" office:value="0.00870780327868852" calcext:value-type="float">
            <text:p>0.0087078033</text:p>
          </table:table-cell>
          <table:table-cell office:value-type="float" office:value="0.764655737704918" calcext:value-type="float">
            <text:p>0.7646557377</text:p>
          </table:table-cell>
          <table:table-cell office:value-type="float" office:value="8512.06137704918" calcext:value-type="float">
            <text:p>8512.0613770492</text:p>
          </table:table-cell>
          <table:table-cell/>
          <table:table-cell table:formula="of:=IF(([.T9]&lt;100);&quot;A&quot;;&quot;B&quot;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/>
          <table:table-cell office:value-type="float" office:value="14815138585.7893" calcext:value-type="float">
            <text:p>14815138585.7893</text:p>
          </table:table-cell>
          <table:table-cell office:value-type="float" office:value="8951412791.35452" calcext:value-type="float">
            <text:p>8951412791.35452</text:p>
          </table:table-cell>
          <table:table-cell office:value-type="float" office:value="523790.759197324" calcext:value-type="float">
            <text:p>523790.759197324</text:p>
          </table:table-cell>
          <table:table-cell office:value-type="float" office:value="1866515814.77926" calcext:value-type="float">
            <text:p>1866515814.77926</text:p>
          </table:table-cell>
          <table:table-cell office:value-type="float" office:value="32852057.0234114" calcext:value-type="float">
            <text:p>32852057.0234114</text:p>
          </table:table-cell>
          <table:table-cell office:value-type="float" office:value="4481824.12374582" calcext:value-type="float">
            <text:p>4481824.12374582</text:p>
          </table:table-cell>
          <table:table-cell office:value-type="float" office:value="941387881791.846" calcext:value-type="float">
            <text:p>941387881791.8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0173277592" calcext:value-type="float">
            <text:p>1.6550173278</text:p>
          </table:table-cell>
          <table:table-cell office:value-type="float" office:value="523790.759197324" calcext:value-type="float">
            <text:p>523790.759197324</text:p>
          </table:table-cell>
          <table:table-cell office:value-type="float" office:value="119.104128505017" calcext:value-type="float">
            <text:p>119.104128505</text:p>
          </table:table-cell>
          <table:table-cell office:value-type="float" office:value="2.0963098361204" calcext:value-type="float">
            <text:p>2.0963098361</text:p>
          </table:table-cell>
          <table:table-cell office:value-type="float" office:value="0.28598939464883" calcext:value-type="float">
            <text:p>0.2859893946</text:p>
          </table:table-cell>
          <table:table-cell office:value-type="float" office:value="153.857391304348" calcext:value-type="float">
            <text:p>153.8573913043</text:p>
          </table:table-cell>
          <table:table-cell office:value-type="float" office:value="7.45053511705685" calcext:value-type="float">
            <text:p>7.4505351171</text:p>
          </table:table-cell>
          <table:table-cell/>
          <table:table-cell table:formula="of:=IF(([.T10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/>
          <table:table-cell office:value-type="float" office:value="1554328671.22222" calcext:value-type="float">
            <text:p>1554328671.22222</text:p>
          </table:table-cell>
          <table:table-cell office:value-type="float" office:value="9109903313.3746" calcext:value-type="float">
            <text:p>9109903313.3746</text:p>
          </table:table-cell>
          <table:table-cell office:value-type="float" office:value="99726.3936507937" calcext:value-type="float">
            <text:p>99726.3936507937</text:p>
          </table:table-cell>
          <table:table-cell office:value-type="float" office:value="408233513.428571" calcext:value-type="float">
            <text:p>408233513.428571</text:p>
          </table:table-cell>
          <table:table-cell office:value-type="float" office:value="178869886.311111" calcext:value-type="float">
            <text:p>178869886.311111</text:p>
          </table:table-cell>
          <table:table-cell office:value-type="float" office:value="138827.504761905" calcext:value-type="float">
            <text:p>138827.504761905</text:p>
          </table:table-cell>
          <table:table-cell office:value-type="float" office:value="32.1904761904762" calcext:value-type="float">
            <text:p>32.190476190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70637380952381" calcext:value-type="float">
            <text:p>0.170637381</text:p>
          </table:table-cell>
          <table:table-cell office:value-type="float" office:value="99726.3936507937" calcext:value-type="float">
            <text:p>99726.3936507937</text:p>
          </table:table-cell>
          <table:table-cell office:value-type="float" office:value="26.0511022380952" calcext:value-type="float">
            <text:p>26.0511022381</text:p>
          </table:table-cell>
          <table:table-cell office:value-type="float" office:value="11.4144409079365" calcext:value-type="float">
            <text:p>11.4144409079</text:p>
          </table:table-cell>
          <table:table-cell office:value-type="float" office:value="0.00885900952380952" calcext:value-type="float">
            <text:p>0.0088590095</text:p>
          </table:table-cell>
          <table:table-cell office:value-type="float" office:value="2.28288888888889" calcext:value-type="float">
            <text:p>2.2828888889</text:p>
          </table:table-cell>
          <table:table-cell office:value-type="float" office:value="2209.85009523809" calcext:value-type="float">
            <text:p>2209.8500952381</text:p>
          </table:table-cell>
          <table:table-cell/>
          <table:table-cell table:formula="of:=IF(([.T11]&lt;100);&quot;A&quot;;&quot;B&quot;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/>
          <table:table-cell office:value-type="float" office:value="1813729462.88141" calcext:value-type="float">
            <text:p>1813729462.88141</text:p>
          </table:table-cell>
          <table:table-cell office:value-type="float" office:value="7034218864.19872" calcext:value-type="float">
            <text:p>7034218864.19872</text:p>
          </table:table-cell>
          <table:table-cell office:value-type="float" office:value="9568870.36858974" calcext:value-type="float">
            <text:p>9568870.36858974</text:p>
          </table:table-cell>
          <table:table-cell office:value-type="float" office:value="225715301.217949" calcext:value-type="float">
            <text:p>225715301.217949</text:p>
          </table:table-cell>
          <table:table-cell office:value-type="float" office:value="193843463.551282" calcext:value-type="float">
            <text:p>193843463.551282</text:p>
          </table:table-cell>
          <table:table-cell office:value-type="float" office:value="27869362.4871795" calcext:value-type="float">
            <text:p>27869362.4871795</text:p>
          </table:table-cell>
          <table:table-cell office:value-type="float" office:value="27.9647435897436" calcext:value-type="float">
            <text:p>27.96474358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8326060897436" calcext:value-type="float">
            <text:p>0.2583260609</text:p>
          </table:table-cell>
          <table:table-cell office:value-type="float" office:value="9568870.36858974" calcext:value-type="float">
            <text:p>9568870.36858974</text:p>
          </table:table-cell>
          <table:table-cell office:value-type="float" office:value="14.4009926634615" calcext:value-type="float">
            <text:p>14.4009926635</text:p>
          </table:table-cell>
          <table:table-cell office:value-type="float" office:value="12.3675133942308" calcext:value-type="float">
            <text:p>12.3675133942</text:p>
          </table:table-cell>
          <table:table-cell office:value-type="float" office:value="1.77811509935898" calcext:value-type="float">
            <text:p>1.7781150994</text:p>
          </table:table-cell>
          <table:table-cell office:value-type="float" office:value="1.16464743589744" calcext:value-type="float">
            <text:p>1.1646474359</text:p>
          </table:table-cell>
          <table:table-cell office:value-type="float" office:value="6.98871794871795" calcext:value-type="float">
            <text:p>6.9887179487</text:p>
          </table:table-cell>
          <table:table-cell/>
          <table:table-cell table:formula="of:=IF(([.T12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/>
          <table:table-cell office:value-type="float" office:value="2765869845.80528" calcext:value-type="float">
            <text:p>2765869845.80528</text:p>
          </table:table-cell>
          <table:table-cell office:value-type="float" office:value="3812832280.77228" calcext:value-type="float">
            <text:p>3812832280.77228</text:p>
          </table:table-cell>
          <table:table-cell office:value-type="float" office:value="3757854.4620462" calcext:value-type="float">
            <text:p>3757854.4620462</text:p>
          </table:table-cell>
          <table:table-cell office:value-type="float" office:value="97938034.2013201" calcext:value-type="float">
            <text:p>97938034.2013201</text:p>
          </table:table-cell>
          <table:table-cell office:value-type="float" office:value="78669379.2739274" calcext:value-type="float">
            <text:p>78669379.2739274</text:p>
          </table:table-cell>
          <table:table-cell office:value-type="float" office:value="73770882.3927393" calcext:value-type="float">
            <text:p>73770882.3927393</text:p>
          </table:table-cell>
          <table:table-cell office:value-type="float" office:value="24.3498349834983" calcext:value-type="float">
            <text:p>24.34983498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25205396039604" calcext:value-type="float">
            <text:p>0.725205396</text:p>
          </table:table-cell>
          <table:table-cell office:value-type="float" office:value="3757854.4620462" calcext:value-type="float">
            <text:p>3757854.4620462</text:p>
          </table:table-cell>
          <table:table-cell office:value-type="float" office:value="6.2470379339934" calcext:value-type="float">
            <text:p>6.247037934</text:p>
          </table:table-cell>
          <table:table-cell office:value-type="float" office:value="5.01797709570958" calcext:value-type="float">
            <text:p>5.0179770957</text:p>
          </table:table-cell>
          <table:table-cell office:value-type="float" office:value="4.70552287128713" calcext:value-type="float">
            <text:p>4.7055228713</text:p>
          </table:table-cell>
          <table:table-cell office:value-type="float" office:value="1.24508250825083" calcext:value-type="float">
            <text:p>1.2450825083</text:p>
          </table:table-cell>
          <table:table-cell office:value-type="float" office:value="1.06699669966996" calcext:value-type="float">
            <text:p>1.0669966997</text:p>
          </table:table-cell>
          <table:table-cell/>
          <table:table-cell table:formula="of:=IF(([.T13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/>
          <table:table-cell office:value-type="float" office:value="1183653384.81788" calcext:value-type="float">
            <text:p>1183653384.81788</text:p>
          </table:table-cell>
          <table:table-cell office:value-type="float" office:value="6973533862.68212" calcext:value-type="float">
            <text:p>6973533862.68212</text:p>
          </table:table-cell>
          <table:table-cell office:value-type="float" office:value="9071358.71523179" calcext:value-type="float">
            <text:p>9071358.71523179</text:p>
          </table:table-cell>
          <table:table-cell office:value-type="float" office:value="214534057.619205" calcext:value-type="float">
            <text:p>214534057.619205</text:p>
          </table:table-cell>
          <table:table-cell office:value-type="float" office:value="195028060" calcext:value-type="float">
            <text:p>195028060</text:p>
          </table:table-cell>
          <table:table-cell office:value-type="float" office:value="22085979.8443709" calcext:value-type="float">
            <text:p>22085979.8443709</text:p>
          </table:table-cell>
          <table:table-cell office:value-type="float" office:value="27.4701986754967" calcext:value-type="float">
            <text:p>27.47019867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69893447019867" calcext:value-type="float">
            <text:p>0.169893447</text:p>
          </table:table-cell>
          <table:table-cell office:value-type="float" office:value="9071358.71523179" calcext:value-type="float">
            <text:p>9071358.71523179</text:p>
          </table:table-cell>
          <table:table-cell office:value-type="float" office:value="13.6880598774834" calcext:value-type="float">
            <text:p>13.6880598775</text:p>
          </table:table-cell>
          <table:table-cell office:value-type="float" office:value="12.4435009768212" calcext:value-type="float">
            <text:p>12.4435009768</text:p>
          </table:table-cell>
          <table:table-cell office:value-type="float" office:value="1.40917517880795" calcext:value-type="float">
            <text:p>1.4091751788</text:p>
          </table:table-cell>
          <table:table-cell office:value-type="float" office:value="1.10013245033113" calcext:value-type="float">
            <text:p>1.1001324503</text:p>
          </table:table-cell>
          <table:table-cell office:value-type="float" office:value="8.86552980132451" calcext:value-type="float">
            <text:p>8.8655298013</text:p>
          </table:table-cell>
          <table:table-cell/>
          <table:table-cell table:formula="of:=IF(([.T14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/>
          <table:table-cell office:value-type="float" office:value="16601437927.2937" calcext:value-type="float">
            <text:p>16601437927.2937</text:p>
          </table:table-cell>
          <table:table-cell office:value-type="float" office:value="8923369147.73597" calcext:value-type="float">
            <text:p>8923369147.73597</text:p>
          </table:table-cell>
          <table:table-cell office:value-type="float" office:value="3588942.38943894" calcext:value-type="float">
            <text:p>3588942.38943894</text:p>
          </table:table-cell>
          <table:table-cell office:value-type="float" office:value="379181263.607261" calcext:value-type="float">
            <text:p>379181263.607261</text:p>
          </table:table-cell>
          <table:table-cell office:value-type="float" office:value="344272120.122112" calcext:value-type="float">
            <text:p>344272120.122112</text:p>
          </table:table-cell>
          <table:table-cell office:value-type="float" office:value="42314736.1320132" calcext:value-type="float">
            <text:p>42314736.1320132</text:p>
          </table:table-cell>
          <table:table-cell office:value-type="float" office:value="36.963696369637" calcext:value-type="float">
            <text:p>36.963696369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6047572607261" calcext:value-type="float">
            <text:p>1.8604757261</text:p>
          </table:table-cell>
          <table:table-cell office:value-type="float" office:value="3588942.38943894" calcext:value-type="float">
            <text:p>3588942.38943894</text:p>
          </table:table-cell>
          <table:table-cell office:value-type="float" office:value="24.196047630363" calcext:value-type="float">
            <text:p>24.1960476304</text:p>
          </table:table-cell>
          <table:table-cell office:value-type="float" office:value="21.9684517623762" calcext:value-type="float">
            <text:p>21.9684517624</text:p>
          </table:table-cell>
          <table:table-cell office:value-type="float" office:value="2.70015905280528" calcext:value-type="float">
            <text:p>2.7001590528</text:p>
          </table:table-cell>
          <table:table-cell office:value-type="float" office:value="1.10283828382839" calcext:value-type="float">
            <text:p>1.1028382838</text:p>
          </table:table-cell>
          <table:table-cell office:value-type="float" office:value="8.1380198019802" calcext:value-type="float">
            <text:p>8.138019802</text:p>
          </table:table-cell>
          <table:table-cell/>
          <table:table-cell table:formula="of:=IF(([.T15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/>
          <table:table-cell office:value-type="float" office:value="21666844951.1089" calcext:value-type="float">
            <text:p>21666844951.1089</text:p>
          </table:table-cell>
          <table:table-cell office:value-type="float" office:value="8947192767.71287" calcext:value-type="float">
            <text:p>8947192767.71287</text:p>
          </table:table-cell>
          <table:table-cell office:value-type="float" office:value="306641.643564356" calcext:value-type="float">
            <text:p>306641.643564356</text:p>
          </table:table-cell>
          <table:table-cell office:value-type="float" office:value="348003272.831683" calcext:value-type="float">
            <text:p>348003272.831683</text:p>
          </table:table-cell>
          <table:table-cell office:value-type="float" office:value="354256162.930693" calcext:value-type="float">
            <text:p>354256162.930693</text:p>
          </table:table-cell>
          <table:table-cell office:value-type="float" office:value="1458146.4620462" calcext:value-type="float">
            <text:p>1458146.4620462</text:p>
          </table:table-cell>
          <table:table-cell office:value-type="float" office:value="35.1848184818482" calcext:value-type="float">
            <text:p>35.18481848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2152847194719" calcext:value-type="float">
            <text:p>2.4215284719</text:p>
          </table:table-cell>
          <table:table-cell office:value-type="float" office:value="306641.643564356" calcext:value-type="float">
            <text:p>306641.643564356</text:p>
          </table:table-cell>
          <table:table-cell office:value-type="float" office:value="22.2066961848185" calcext:value-type="float">
            <text:p>22.2066961848</text:p>
          </table:table-cell>
          <table:table-cell office:value-type="float" office:value="22.6057041122112" calcext:value-type="float">
            <text:p>22.6057041122</text:p>
          </table:table-cell>
          <table:table-cell office:value-type="float" office:value="0.0930470825082508" calcext:value-type="float">
            <text:p>0.0930470825</text:p>
          </table:table-cell>
          <table:table-cell office:value-type="float" office:value="0.979999999999999" calcext:value-type="float">
            <text:p>0.98</text:p>
          </table:table-cell>
          <table:table-cell office:value-type="float" office:value="251.754521452145" calcext:value-type="float">
            <text:p>251.7545214521</text:p>
          </table:table-cell>
          <table:table-cell/>
          <table:table-cell table:formula="of:=IF(([.T16]&lt;100);&quot;A&quot;;&quot;B&quot;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trisolv</text:p>
          </table:table-cell>
          <table:table-cell/>
          <table:table-cell office:value-type="float" office:value="1577199291.33" calcext:value-type="float">
            <text:p>1577199291.33</text:p>
          </table:table-cell>
          <table:table-cell office:value-type="float" office:value="2774849640.39667" calcext:value-type="float">
            <text:p>2774849640.39667</text:p>
          </table:table-cell>
          <table:table-cell office:value-type="float" office:value="3447367.5" calcext:value-type="float">
            <text:p>3447367.5</text:p>
          </table:table-cell>
          <table:table-cell office:value-type="float" office:value="42381740.9266667" calcext:value-type="float">
            <text:p>42381740.9266667</text:p>
          </table:table-cell>
          <table:table-cell office:value-type="float" office:value="39044682.53" calcext:value-type="float">
            <text:p>39044682.53</text:p>
          </table:table-cell>
          <table:table-cell office:value-type="float" office:value="32158894.8533333" calcext:value-type="float">
            <text:p>32158894.8533333</text:p>
          </table:table-cell>
          <table:table-cell office:value-type="float" office:value="938249922167.303" calcext:value-type="float">
            <text:p>938249922167.30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8256566666667" calcext:value-type="float">
            <text:p>0.5682565667</text:p>
          </table:table-cell>
          <table:table-cell office:value-type="float" office:value="3447367.5" calcext:value-type="float">
            <text:p>3447367.5</text:p>
          </table:table-cell>
          <table:table-cell office:value-type="float" office:value="2.70365191333333" calcext:value-type="float">
            <text:p>2.7036519133</text:p>
          </table:table-cell>
          <table:table-cell office:value-type="float" office:value="2.4907718" calcext:value-type="float">
            <text:p>2.4907718</text:p>
          </table:table-cell>
          <table:table-cell office:value-type="float" office:value="2.0515079" calcext:value-type="float">
            <text:p>2.0515079</text:p>
          </table:table-cell>
          <table:table-cell office:value-type="float" office:value="1.08603333333333" calcext:value-type="float">
            <text:p>1.0860333333</text:p>
          </table:table-cell>
          <table:table-cell office:value-type="float" office:value="1.21413333333333" calcext:value-type="float">
            <text:p>1.2141333333</text:p>
          </table:table-cell>
          <table:table-cell/>
          <table:table-cell table:formula="of:=IF(([.T17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/>
          <table:table-cell office:value-type="float" office:value="20562554126.029" calcext:value-type="float">
            <text:p>20562554126.029</text:p>
          </table:table-cell>
          <table:table-cell office:value-type="float" office:value="8939275856.86774" calcext:value-type="float">
            <text:p>8939275856.86774</text:p>
          </table:table-cell>
          <table:table-cell office:value-type="float" office:value="246548.4" calcext:value-type="float">
            <text:p>246548.4</text:p>
          </table:table-cell>
          <table:table-cell office:value-type="float" office:value="344840478.580645" calcext:value-type="float">
            <text:p>344840478.580645</text:p>
          </table:table-cell>
          <table:table-cell office:value-type="float" office:value="422620265.754839" calcext:value-type="float">
            <text:p>422620265.754839</text:p>
          </table:table-cell>
          <table:table-cell office:value-type="float" office:value="1420917.77096774" calcext:value-type="float">
            <text:p>1420917.77096774</text:p>
          </table:table-cell>
          <table:table-cell office:value-type="float" office:value="35.1225806451613" calcext:value-type="float">
            <text:p>35.122580645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0021673548387" calcext:value-type="float">
            <text:p>2.3002167355</text:p>
          </table:table-cell>
          <table:table-cell office:value-type="float" office:value="246548.4" calcext:value-type="float">
            <text:p>246548.4</text:p>
          </table:table-cell>
          <table:table-cell office:value-type="float" office:value="22.0045330193548" calcext:value-type="float">
            <text:p>22.0045330194</text:p>
          </table:table-cell>
          <table:table-cell office:value-type="float" office:value="26.9677221774193" calcext:value-type="float">
            <text:p>26.9677221774</text:p>
          </table:table-cell>
          <table:table-cell office:value-type="float" office:value="0.0906695064516129" calcext:value-type="float">
            <text:p>0.0906695065</text:p>
          </table:table-cell>
          <table:table-cell office:value-type="float" office:value="0.816709677419352" calcext:value-type="float">
            <text:p>0.8167096774</text:p>
          </table:table-cell>
          <table:table-cell office:value-type="float" office:value="328.318677419355" calcext:value-type="float">
            <text:p>328.3186774194</text:p>
          </table:table-cell>
          <table:table-cell/>
          <table:table-cell table:formula="of:=IF(([.T18]&lt;100);&quot;A&quot;;&quot;B&quot;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durbin</text:p>
          </table:table-cell>
          <table:table-cell/>
          <table:table-cell office:value-type="float" office:value="219524239.70915" calcext:value-type="float">
            <text:p>219524239.70915</text:p>
          </table:table-cell>
          <table:table-cell office:value-type="float" office:value="2401503299.57843" calcext:value-type="float">
            <text:p>2401503299.57843</text:p>
          </table:table-cell>
          <table:table-cell office:value-type="float" office:value="1754765.20261438" calcext:value-type="float">
            <text:p>1754765.20261438</text:p>
          </table:table-cell>
          <table:table-cell office:value-type="float" office:value="76336229.6993464" calcext:value-type="float">
            <text:p>76336229.6993464</text:p>
          </table:table-cell>
          <table:table-cell office:value-type="float" office:value="60536482.2418301" calcext:value-type="float">
            <text:p>60536482.2418301</text:p>
          </table:table-cell>
          <table:table-cell office:value-type="float" office:value="4492999.87254902" calcext:value-type="float">
            <text:p>4492999.87254902</text:p>
          </table:table-cell>
          <table:table-cell office:value-type="float" office:value="21.2124183006536" calcext:value-type="float">
            <text:p>21.21241830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14126339869281" calcext:value-type="float">
            <text:p>0.091412634</text:p>
          </table:table-cell>
          <table:table-cell office:value-type="float" office:value="1754765.20261438" calcext:value-type="float">
            <text:p>1754765.20261438</text:p>
          </table:table-cell>
          <table:table-cell office:value-type="float" office:value="4.86739044444445" calcext:value-type="float">
            <text:p>4.8673904444</text:p>
          </table:table-cell>
          <table:table-cell office:value-type="float" office:value="3.85996011111111" calcext:value-type="float">
            <text:p>3.8599601111</text:p>
          </table:table-cell>
          <table:table-cell office:value-type="float" office:value="0.28648595751634" calcext:value-type="float">
            <text:p>0.2864859575</text:p>
          </table:table-cell>
          <table:table-cell office:value-type="float" office:value="1.26153594771242" calcext:value-type="float">
            <text:p>1.2615359477</text:p>
          </table:table-cell>
          <table:table-cell office:value-type="float" office:value="16.3519934640523" calcext:value-type="float">
            <text:p>16.3519934641</text:p>
          </table:table-cell>
          <table:table-cell/>
          <table:table-cell table:formula="of:=IF(([.T19]&lt;100);&quot;A&quot;;&quot;B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/>
          <table:table-cell office:value-type="float" office:value="381115981.123377" calcext:value-type="float">
            <text:p>381115981.123377</text:p>
          </table:table-cell>
          <table:table-cell office:value-type="float" office:value="5392930542.9026" calcext:value-type="float">
            <text:p>5392930542.9026</text:p>
          </table:table-cell>
          <table:table-cell office:value-type="float" office:value="7632.54545454546" calcext:value-type="float">
            <text:p>7632.5454545455</text:p>
          </table:table-cell>
          <table:table-cell office:value-type="float" office:value="201299382.808442" calcext:value-type="float">
            <text:p>201299382.808442</text:p>
          </table:table-cell>
          <table:table-cell office:value-type="float" office:value="101722495.62987" calcext:value-type="float">
            <text:p>101722495.62987</text:p>
          </table:table-cell>
          <table:table-cell office:value-type="float" office:value="22262.9155844156" calcext:value-type="float">
            <text:p>22262.9155844156</text:p>
          </table:table-cell>
          <table:table-cell office:value-type="float" office:value="26.5974025974026" calcext:value-type="float">
            <text:p>26.597402597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0823987012987" calcext:value-type="float">
            <text:p>0.070823987</text:p>
          </table:table-cell>
          <table:table-cell office:value-type="float" office:value="7632.54545454546" calcext:value-type="float">
            <text:p>7632.5454545455</text:p>
          </table:table-cell>
          <table:table-cell office:value-type="float" office:value="12.8415579642857" calcext:value-type="float">
            <text:p>12.8415579643</text:p>
          </table:table-cell>
          <table:table-cell office:value-type="float" office:value="6.48921519155844" calcext:value-type="float">
            <text:p>6.4892151916</text:p>
          </table:table-cell>
          <table:table-cell office:value-type="float" office:value="0.00141993181818182" calcext:value-type="float">
            <text:p>0.0014199318</text:p>
          </table:table-cell>
          <table:table-cell office:value-type="float" office:value="1.97944805194805" calcext:value-type="float">
            <text:p>1.9794480519</text:p>
          </table:table-cell>
          <table:table-cell office:value-type="float" office:value="141776.170162338" calcext:value-type="float">
            <text:p>141776.170162338</text:p>
          </table:table-cell>
          <table:table-cell/>
          <table:table-cell table:formula="of:=IF(([.T20]&lt;100);&quot;A&quot;;&quot;B&quot;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/>
          <table:table-cell office:value-type="float" office:value="8660163494.44186" calcext:value-type="float">
            <text:p>8660163494.44186</text:p>
          </table:table-cell>
          <table:table-cell office:value-type="float" office:value="5775309126.46844" calcext:value-type="float">
            <text:p>5775309126.46844</text:p>
          </table:table-cell>
          <table:table-cell office:value-type="float" office:value="21076778.4285714" calcext:value-type="float">
            <text:p>21076778.4285714</text:p>
          </table:table-cell>
          <table:table-cell office:value-type="float" office:value="397713032.554817" calcext:value-type="float">
            <text:p>397713032.554817</text:p>
          </table:table-cell>
          <table:table-cell office:value-type="float" office:value="77148573.3754153" calcext:value-type="float">
            <text:p>77148573.3754153</text:p>
          </table:table-cell>
          <table:table-cell office:value-type="float" office:value="34123179.0398671" calcext:value-type="float">
            <text:p>34123179.0398671</text:p>
          </table:table-cell>
          <table:table-cell office:value-type="float" office:value="28.5016611295681" calcext:value-type="float">
            <text:p>28.501661129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9128174086379" calcext:value-type="float">
            <text:p>1.3912817409</text:p>
          </table:table-cell>
          <table:table-cell office:value-type="float" office:value="21076778.4717608" calcext:value-type="float">
            <text:p>21076778.4717608</text:p>
          </table:table-cell>
          <table:table-cell office:value-type="float" office:value="25.3724752491694" calcext:value-type="float">
            <text:p>25.3724752492</text:p>
          </table:table-cell>
          <table:table-cell office:value-type="float" office:value="4.92174118604652" calcext:value-type="float">
            <text:p>4.921741186</text:p>
          </table:table-cell>
          <table:table-cell office:value-type="float" office:value="2.17690768106312" calcext:value-type="float">
            <text:p>2.1769076811</text:p>
          </table:table-cell>
          <table:table-cell office:value-type="float" office:value="5.01667774086378" calcext:value-type="float">
            <text:p>5.0166777409</text:p>
          </table:table-cell>
          <table:table-cell office:value-type="float" office:value="2.27425249169435" calcext:value-type="float">
            <text:p>2.2742524917</text:p>
          </table:table-cell>
          <table:table-cell/>
          <table:table-cell table:formula="of:=IF(([.T21]&lt;100);&quot;A&quot;;&quot;B&quot;)" office:value-type="string" office:string-value="A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7:53:25.756977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7:35:32.295907067</meta:creation-date>
    <meta:generator>LibreOffice/4.2.8.2$Linux_X86_64 LibreOffice_project/420m0$Build-2</meta:generator>
    <dc:date>2016-07-18T03:04:55.653492980</dc:date>
    <meta:editing-duration>PT3M3S</meta:editing-duration>
    <meta:editing-cycles>4</meta:editing-cycles>
    <meta:document-statistic meta:table-count="1" meta:cell-count="382" meta:object-count="0"/>
  </office:meta>
</office:document-meta>
</file>